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c673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left="0in" fo:margin-right="0in" fo:text-indent="-0.4839in" style:auto-text-indent="false">
        <style:tab-stops/>
      </style:paragraph-properties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Karma police, Radiohead</text:h>
      <text:p text:style-name="P1">Artiste : Radiohead<text:line-break/>Titre chanson : Karma police<text:line-break/>Accords guitare utilisés :<text:line-break/> <draw:frame draw:style-name="fr1" draw:name="graphics1" text:anchor-type="as-char" svg:width="0.7291in" svg:height="0.9374in" draw:z-index="0"><draw:image xlink:href="http://www.tabs4acoustic.com/images/crd/C%5Bx,3,2,0,1,0%5D-0.png" xlink:type="simple" xlink:show="embed" xlink:actuate="onLoad"/><svg:title>C (x,3,2,0,1,0)</svg:title></draw:frame> <draw:frame draw:style-name="fr1" draw:name="graphics2" text:anchor-type="as-char" svg:width="0.7291in" svg:height="0.9374in" draw:z-index="1"><draw:image xlink:href="http://www.tabs4acoustic.com/images/crd/D%5Bx,x,0,2,3,2%5D-0.png" xlink:type="simple" xlink:show="embed" xlink:actuate="onLoad"/><svg:title>D (x,x,0,2,3,2)</svg:title></draw:frame> <draw:frame draw:style-name="fr1" draw:name="graphics3" text:anchor-type="as-char" svg:width="0.7291in" svg:height="0.9374in" draw:z-index="2"><draw:image xlink:href="http://www.tabs4acoustic.com/images/crd/Em%5B0,2,2,0,0,0%5D-0.png" xlink:type="simple" xlink:show="embed" xlink:actuate="onLoad"/><svg:title>Em (0,2,2,0,0,0)</svg:title></draw:frame> <draw:frame draw:style-name="fr1" draw:name="graphics4" text:anchor-type="as-char" svg:width="0.7291in" svg:height="0.9374in" draw:z-index="3"><draw:image xlink:href="http://www.tabs4acoustic.com/images/crd/E7%5B0,2,0,1,0,0%5D-0.png" xlink:type="simple" xlink:show="embed" xlink:actuate="onLoad"/></draw:frame> <draw:frame draw:style-name="fr1" draw:name="graphics5" text:anchor-type="as-char" svg:width="0.7291in" svg:height="0.9374in" draw:z-index="4"><draw:image xlink:href="http://www.tabs4acoustic.com/images/crd/F%5B1,3,3,2,1,1%5D-1.png" xlink:type="simple" xlink:show="embed" xlink:actuate="onLoad"/></draw:frame></text:p>
      <text:p text:style-name="P1"><text:s/><draw:frame draw:style-name="fr1" draw:name="graphics6" text:anchor-type="as-char" svg:width="0.7291in" svg:height="0.9374in" draw:z-index="5"><draw:image xlink:href="http://www.tabs4acoustic.com/images/crd/F_%5B2,4,4,3,2,2%5D-1.png" xlink:type="simple" xlink:show="embed" xlink:actuate="onLoad"/></draw:frame> <draw:frame draw:style-name="fr1" draw:name="graphics7" text:anchor-type="as-char" svg:width="0.7291in" svg:height="0.9374in" draw:z-index="6"><draw:image xlink:href="http://www.tabs4acoustic.com/images/crd/G%5B3,2,0,0,3,3%5D-0.png" xlink:type="simple" xlink:show="embed" xlink:actuate="onLoad"/></draw:frame> <draw:frame draw:style-name="fr1" draw:name="graphics8" text:anchor-type="as-char" svg:width="0.7291in" svg:height="0.9374in" draw:z-index="7"><draw:image xlink:href="http://www.tabs4acoustic.com/images/crd/Am%5Bx,0,2,2,1,0%5D-0.png" xlink:type="simple" xlink:show="embed" xlink:actuate="onLoad"/></draw:frame> <draw:frame draw:style-name="fr1" draw:name="graphics9" text:anchor-type="as-char" svg:width="0.7291in" svg:height="0.9374in" draw:z-index="8"><draw:image xlink:href="http://www.tabs4acoustic.com/images/crd/Bm%5Bx,2,4,4,3,2%5D-1.png" xlink:type="simple" xlink:show="embed" xlink:actuate="onLoad"/></draw:frame> <draw:frame draw:style-name="fr1" draw:name="graphics10" text:anchor-type="as-char" svg:width="0.7291in" svg:height="0.9374in" draw:z-index="9"><draw:image xlink:href="http://www.tabs4acoustic.com/images/crd/Am-F_%5B2,0,2,2,1,0%5D-0.png" xlink:type="simple" xlink:show="embed" xlink:actuate="onLoad"/></draw:frame> <text:line-break/><text:line-break/>Tablature / partition :</text:p>
      <text:p text:style-name="Preformatted_20_Text">Intro:</text:p>
      <text:p text:style-name="P3"><text:s/>Am <text:s text:c="10"/>Am/F# <text:s text:c="7"/>Em <text:s text:c="8"/>G <text:s text:c="11"/>Am <text:s text:c="8"/>F <text:s text:c="11"/>Em <text:s text:c="8"/>G <text:s text:c="3"/></text:p>
      <text:p text:style-name="P3">|-----------|-----------|-----------|-----------|-----------|-----------|-----------|-----------|</text:p>
      <text:p text:style-name="P3">|---1--1-1--|-----------|--0--------|-0---------|--1--------|----1--1-1-|--0--------|-0---------|</text:p>
      <text:p text:style-name="P3">|---2--2-2--|---2--2-2--|--0--------|-0---------|--2--------|----2--2-2-|--0--------|-0---------|</text:p>
      <text:p text:style-name="P3">|---2--2-2--|---0--0-0--|--2--------|-0---------|--2--------|----3--3-3-|--2--------|-0---------|</text:p>
      <text:p text:style-name="P3">|-0----0-0--|---x--x-x--|--2--------|-2---0--2--|-----2--0--|----3--3-3-|--2--------|-2---0--2--|</text:p>
      <text:p text:style-name="P3">|-----------|-2----2-2--|--0--0--2--|-3---------|-----------|-3--1--1-1-|--0--0--2--|-3---------|</text:p>
      <text:p text:style-name="P3"/>
      <text:p text:style-name="P3"/>
      <text:p text:style-name="P3"><text:s text:c="2"/>Am <text:s text:c="7"/>D <text:s text:c="10"/>G <text:s text:c="4"/>Am/F# <text:s text:c="2"/>C <text:s text:c="12"/>Am <text:s text:c="10"/>Am <text:s text:c="9"/>Bm <text:s text:c="9"/>D </text:p>
      <text:p text:style-name="P3">|---------|-2--2--2-2-|-------------|-------------|------------|-----------|-----------|-2--2--2-2-|</text:p>
      <text:p text:style-name="P3">|-1-------|-3--3--3-2-|-------------|-------------|-1---1--1-1-|-1-1---1-1-|----3--3-3-|-3--3--3-3-|</text:p>
      <text:p text:style-name="P3">|-2-------|-2--2--2-2-|---0-0-------|---0-0---0-0-|-2---2--2-2-|-2-2---2-2-|----4--3-3-|-2--2--2-2-|</text:p>
      <text:p text:style-name="P3">|-2-------|-0--0--0-0-|---0-0---0-0-|-2-2-2-0-0-0-|-2---2--2-2-|-2-2---2-2-|-4--4--4-4-|-0--0--0-0-|</text:p>
      <text:p text:style-name="P3">|----2--0-|-----------|-2-2-2---x-x-|-3-3-3-2-2-2-|-0---0--0-0-|-0-0---0-0-|-2--2--2-2-|-----------|</text:p>
      <text:p text:style-name="P3">|---------|-----------|-3-3-3-2-2-2-|-------------|---—--------|-----------|-----------|-----------|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1st verse :</text:p>
      <text:p text:style-name="Preformatted_20_Text">Am <text:s text:c="5"/>Am/F# <text:s/>Em <text:s/>G <text:s text:c="8"/>Am <text:s text:c="5"/>F <text:s text:c="6"/>Em</text:p>
      <text:p text:style-name="Preformatted_20_Text"><text:s text:c="3"/>Karma police arrest this man he talks in maths</text:p>
      <text:p text:style-name="Preformatted_20_Text"><text:s text:c="6"/>G <text:s text:c="14"/>Am <text:s text:c="8"/>D <text:s text:c="5"/>G <text:s text:c="6"/>C <text:s text:c="4"/>Am <text:s/>Am <text:s/>Bm <text:s/>D</text:p>
      <text:p text:style-name="Preformatted_20_Text"><text:s text:c="3"/>He buzzes like a fridge he's like a detuned radio</text:p>
      <text:p text:style-name="Preformatted_20_Text"/>
      <text:p text:style-name="Preformatted_20_Text"/>
      <text:p text:style-name="Preformatted_20_Text">2nd verse :</text:p>
      <text:p text:style-name="Preformatted_20_Text">Am <text:s text:c="5"/>Am/F# <text:s/>Em <text:s/>G <text:s text:c="8"/>Am <text:s text:c="8"/>F <text:s text:c="5"/>Em</text:p>
      <text:p text:style-name="Preformatted_20_Text"><text:s text:c="3"/>Karma police, arrest this girl her Hitler hairdo</text:p>
      <text:p text:style-name="Preformatted_20_Text"><text:s text:c="6"/>G <text:s text:c="13"/>Am <text:s text:c="7"/>D <text:s text:c="7"/>G <text:s text:c="8"/>C <text:s text:c="3"/>Am <text:s/>Am <text:s/>Bm <text:s/>D</text:p>
      <text:p text:style-name="Preformatted_20_Text"><text:s text:c="3"/>Is making me feel ill and we have crashed her party </text:p>
      <text:p text:style-name="Preformatted_20_Text"/>
      <text:p text:style-name="Preformatted_20_Text"/>
      <text:p text:style-name="Preformatted_20_Text">Chorus :</text:p>
      <text:p text:style-name="Preformatted_20_Text"><text:s/>C <text:s text:c="12"/>D <text:s text:c="6"/>G <text:s/>F#</text:p>
      <text:p text:style-name="Preformatted_20_Text"><text:soft-page-break/><text:s text:c="3"/>This is what you get,</text:p>
      <text:p text:style-name="Preformatted_20_Text"><text:s/>C <text:s text:c="12"/>D <text:s text:c="6"/>G <text:s/>F#</text:p>
      <text:p text:style-name="Preformatted_20_Text"><text:s text:c="3"/>This is what you get,</text:p>
      <text:p text:style-name="Preformatted_20_Text"><text:s/>C <text:s text:c="12"/>D <text:s text:c="6"/>G <text:s/></text:p>
      <text:p text:style-name="Preformatted_20_Text"><text:s text:c="3"/>This is what you get </text:p>
      <text:p text:style-name="Preformatted_20_Text"><text:s text:c="12"/>F# <text:s text:c="8"/>C <text:s text:c="4"/>C <text:s/>Bm <text:s/>D</text:p>
      <text:p text:style-name="Preformatted_20_Text"><text:s text:c="3"/>When you mess with us </text:p>
      <text:p text:style-name="Preformatted_20_Text"/>
      <text:p text:style-name="Preformatted_20_Text"/>
      <text:p text:style-name="Preformatted_20_Text"/>
      <text:p text:style-name="Preformatted_20_Text">3rd verse :</text:p>
      <text:p text:style-name="Preformatted_20_Text">Am <text:s text:c="5"/>Am/F# <text:s/>Em <text:s text:c="3"/>G <text:s text:c="10"/>Am <text:s text:c="6"/>F <text:s text:c="5"/>Em</text:p>
      <text:p text:style-name="Preformatted_20_Text"><text:s text:c="3"/>Karma Police I've given all I can it's not enough</text:p>
      <text:p text:style-name="Preformatted_20_Text"><text:s text:c="8"/>G <text:s text:c="10"/>Am <text:s text:c="6"/>D <text:s text:c="10"/>G <text:s text:c="5"/>C <text:s text:c="6"/>Am <text:s/>Am <text:s/>Bm <text:s/>D</text:p>
      <text:p text:style-name="Preformatted_20_Text"><text:s text:c="3"/>I've given all I can but we're still on the payroll </text:p>
      <text:p text:style-name="Preformatted_20_Text">Chorus :</text:p>
      <text:p text:style-name="Preformatted_20_Text"><text:s/>C <text:s text:c="12"/>D <text:s text:c="6"/>G <text:s/>F#</text:p>
      <text:p text:style-name="Preformatted_20_Text"><text:s text:c="3"/>This is what you get,</text:p>
      <text:p text:style-name="Preformatted_20_Text"><text:s/>C <text:s text:c="12"/>D <text:s text:c="6"/>G <text:s/>F#</text:p>
      <text:p text:style-name="Preformatted_20_Text"><text:s text:c="3"/>This is what you get,</text:p>
      <text:p text:style-name="Preformatted_20_Text"><text:s/>C <text:s text:c="12"/>D <text:s text:c="6"/>G <text:s/></text:p>
      <text:p text:style-name="Preformatted_20_Text"><text:s text:c="3"/>This is what you get </text:p>
      <text:p text:style-name="Preformatted_20_Text"><text:s text:c="12"/>F# <text:s text:c="8"/>C <text:s text:c="4"/>C <text:s/>Bm <text:s/>D</text:p>
      <text:p text:style-name="Preformatted_20_Text"><text:s text:c="3"/>When you mess with us </text:p>
      <text:p text:style-name="Preformatted_20_Text"/>
      <text:p text:style-name="Preformatted_20_Text"/>
      <text:p text:style-name="Preformatted_20_Text"/>
      <text:p text:style-name="Preformatted_20_Text">Ending :</text:p>
      <text:p text:style-name="Preformatted_20_Text">Bm <text:s text:c="6"/>D <text:s text:c="5"/>G <text:s text:c="6"/>D <text:s text:c="5"/>G <text:s text:c="5"/>D <text:s text:c="5"/>E7</text:p>
      <text:p text:style-name="Preformatted_20_Text"><text:s text:c="3"/>For a minute there I lost myself I lost myself </text:p>
      <text:p text:style-name="Preformatted_20_Text">Bm <text:s text:c="11"/>D <text:s text:c="5"/>G <text:s text:c="6"/>D <text:s text:c="5"/>G <text:s text:c="5"/>D <text:s text:c="5"/>E7</text:p>
      <text:p text:style-name="Preformatted_20_Text"><text:s text:c="3"/>Phew for a minute there I lost myself I lost myself </text:p>
      <text:p text:style-name="Preformatted_20_Text"/>
      <text:p text:style-name="Preformatted_20_Text"/>
      <text:p text:style-name="Preformatted_20_Text">[Bm][D][G][D][G][D][E7][E7]</text:p>
      <text:p text:style-name="Preformatted_20_Text"/>
      <text:p text:style-name="Preformatted_20_Text"/>
      <text:p text:style-name="Preformatted_20_Text">Bm <text:s text:c="10"/>D <text:s text:c="5"/>G <text:s text:c="6"/>D <text:s text:c="5"/>G <text:s text:c="5"/>D <text:s text:c="5"/>E7</text:p>
      <text:p text:style-name="Preformatted_20_Text"><text:s text:c="3"/>And For a minute there I lost myself I lost myself </text:p>
      <text:p text:style-name="Preformatted_20_Text">Bm <text:s text:c="12"/>D <text:s text:c="5"/>G <text:s text:c="6"/>D <text:s text:c="5"/>G <text:s text:c="6"/>D <text:s text:c="5"/>E7 <text:s text:c="8"/>Bm&gt;let ring</text:p>
      <text:p text:style-name="P2"><text:s text:c="3"/>Phew, for a minute there I lost myself, I lost mysel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31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5-09-21T17:29:19</meta:creation-date>
    <dc:date>2015-09-21T17:42:02</dc:date>
    <dc:creator>Gérald Reinhart</dc:creator>
    <meta:editing-duration>PT10M42S</meta:editing-duration>
    <meta:editing-cycles>3</meta:editing-cycles>
    <meta:generator>LibreOffice/4.0.4.2$Linux_X86_64 LibreOffice_project/400m0$Build-2</meta:generator>
    <meta:printed-by>Gérald Reinhart</meta:printed-by>
    <meta:print-date>2015-09-21T17:41:53</meta:print-date>
    <meta:document-statistic meta:table-count="0" meta:image-count="10" meta:object-count="0" meta:page-count="2" meta:paragraph-count="61" meta:word-count="473" meta:character-count="3126" meta:non-whitespace-character-count="2107"/>
  </office:meta>
</office:document-meta>
</file>